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64.686cm" fo:min-width="52.6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6cm" draw:shadow="hidden"/>
      <style:paragraph-properties style:writing-mode="lr-tb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9.86cm" draw:shadow="hidden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6" style:family="paragraph">
      <style:text-properties style:font-name="Arial Black" fo:font-size="200pt" style:font-size-asian="200pt" style:font-size-complex="200pt"/>
    </style:style>
    <style:style style:name="P7" style:family="paragraph">
      <loext:graphic-properties draw:fill="none" draw:fill-color="#ffffff"/>
      <style:paragraph-properties style:writing-mode="lr-tb"/>
      <style:text-properties style:font-name="Arial Black" fo:font-size="200pt" style:font-size-asian="200pt" style:font-size-complex="200pt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Arial Black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4.9cm" svg:height="66.7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8.6cm" svg:y1="5cm" svg:x2="59.9cm" svg:y2="5cm">
          <text:p/>
        </draw:line>
        <draw:frame draw:style-name="gr3" draw:text-style-name="P3" draw:layer="layout" svg:width="16cm" svg:height="6.5cm" svg:x="43.75cm" svg:y="0.25cm">
          <draw:text-box>
            <text:p><text:span text:style-name="T1">213 cm</text:span></text:p>
          </draw:text-box>
        </draw:frame>
        <draw:frame draw:style-name="gr4" draw:text-style-name="P3" draw:layer="layout" svg:width="16cm" svg:height="6.25cm" svg:x="26cm" svg:y="73.5cm">
          <draw:text-box>
            <text:p><text:span text:style-name="T1">549 cm</text:span></text:p>
          </draw:text-box>
        </draw:frame>
        <draw:frame draw:style-name="gr3" draw:text-style-name="P3" draw:layer="layout" svg:width="16cm" svg:height="6.5cm" svg:x="61.5cm" svg:y="36.75cm">
          <draw:text-box>
            <text:p><text:span text:style-name="T1">667 cm</text:span></text:p>
          </draw:text-box>
        </draw:frame>
        <draw:custom-shape draw:style-name="gr5" draw:text-style-name="P5" draw:layer="layout" svg:width="6cm" svg:height="10.181cm" svg:x="65.722cm" svg:y="86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7" draw:layer="layout" svg:width="32.75cm" svg:height="30.11cm" svg:x="20.5cm" svg:y="27.14cm">
          <draw:text-box>
            <text:p text:style-name="P6"><text:span text:style-name="T3">549 x</text:span></text:p>
            <text:p text:style-name="P6"><text:span text:style-name="T3">667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4-18T15:06:39.053000000</dc:date>
    <meta:editing-duration>PT54M50S</meta:editing-duration>
    <meta:editing-cycles>33</meta:editing-cycles>
    <meta:generator>LibreOffice/7.0.4.2$Windows_X86_64 LibreOffice_project/dcf040e67528d9187c66b2379df5ea4407429775</meta:generator>
    <meta:document-statistic meta:object-count="7"/>
  </office:meta>
</office:document-meta>
</file>